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Timer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mm"/>
      <style:text-properties fo:color="#ffffff"/>
    </style:style>
    <style:style style:name="ce6" style:family="table-cell" style:parent-style-name="Default">
      <style:table-cell-properties fo:border-bottom="none" fo:background-color="#ffffff" fo:border-left="0.06pt solid #000000" fo:border-right="none" fo:border-top="none"/>
      <style:text-properties fo:color="#ffffff"/>
    </style:style>
    <style:style style:name="ce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color="#ffffff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fo:background-color="#ffffff" style:text-align-source="fix" style:repeat-content="false" fo:border="none"/>
      <style:paragraph-properties fo:text-align="end" fo:margin-left="0mm"/>
      <style:text-properties fo:color="#ffffff"/>
    </style:style>
    <style:style style:name="ce13" style:family="table-cell" style:parent-style-name="Default">
      <style:table-cell-properties fo:background-color="#ffffff"/>
      <style:text-properties fo:color="#ffffff"/>
    </style:style>
    <style:style style:name="ce14" style:family="table-cell" style:parent-style-name="Default">
      <style:table-cell-properties fo:background-color="#ffffff" fo:border="none"/>
      <style:text-properties fo:color="#ffffff"/>
    </style:style>
    <style:style style:name="ce15" style:family="table-cell" style:parent-style-name="Default">
      <style:table-cell-properties fo:border-bottom="0.06pt solid #000000" fo:background-color="#ffffff" fo:border-left="none" fo:border-right="none" fo:border-top="none"/>
      <style:text-properties fo:color="#ffffff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fo:color="#ffffff"/>
    </style:style>
    <style:style style:name="ce18" style:family="table-cell" style:parent-style-name="Default">
      <style:table-cell-properties fo:border-bottom="none" fo:background-color="#ffffff" fo:border-left="none" fo:border-right="0.06pt solid #000000" fo:border-top="none"/>
      <style:text-properties fo:color="#ffffff"/>
    </style:style>
    <style:style style:name="ce19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color="#ffffff"/>
    </style:style>
    <style:style style:name="ce20" style:family="table-cell" style:parent-style-name="Default">
      <style:table-cell-properties fo:background-color="transparent" fo:border="0.06pt solid #000000"/>
    </style:style>
    <style:style style:name="ce21" style:family="table-cell" style:parent-style-name="Default">
      <style:table-cell-properties fo:background-color="#ffff66" style:cell-protect="none" style:print-content="true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otected="true">
        <loext:table-protection loext:select-protected-cells="true" loext:select-unprotected-cells="true"/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" form:control-implementation="ooo:com.sun.star.form.component.CommandButton" xml:id="control1" form:id="control1" form:label="開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Main?language=Basic&amp;location=document" xlink:type="simple"/>
              </office:event-listeners>
            </form:button>
            <form:button form:name="Clear" form:control-implementation="ooo:com.sun.star.form.component.CommandButton" xml:id="control2" form:id="control2" form:label="クリア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Clear?language=Basic&amp;location=document" xlink:type="simple"/>
              </office:event-listeners>
            </form:button>
          </form:form>
        </office:forms>
        <table:shapes>
          <draw:frame draw:z-index="0" draw:style-name="gr1" draw:text-style-name="P1" svg:width="169.62mm" svg:height="149.61mm" svg:x="134.92mm" svg:y="17.46mm">
            <loext:p draw:notify-on-update-of-ranges="Sheet1.B13:Sheet1.B24 Sheet1.C13:Sheet1.C24 Sheet1.D12:Sheet1.D12 Sheet1.D13:Sheet1.D24 Sheet1.C26:Sheet1.C30 Sheet1.D26:Sheet1.D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1" draw:text-style-name="P2" svg:width="25.61mm" svg:height="6.64mm" svg:x="72.68mm" svg:y="19.92mm" draw:control="control1"/>
          <draw:control draw:z-index="2" draw:text-style-name="P2" svg:width="25.61mm" svg:height="6.64mm" svg:x="102.42mm" svg:y="19.65mm" draw:control="control2"/>
        </table:shapes>
        <table:table-column table:style-name="co1" table:default-cell-style-name="Default"/>
        <table:table-column table:style-name="co2" table:default-cell-style-name="ce6"/>
        <table:table-column table:style-name="co1" table:default-cell-style-name="ce13"/>
        <table:table-column table:style-name="co1" table:default-cell-style-name="ce18"/>
        <table:table-column table:style-name="co1" table:number-columns-repeated="5" table:default-cell-style-name="Default"/>
        <table:table-row table:style-name="ro1">
          <table:table-cell table:style-name="ce1" table:number-columns-repeated="2"/>
          <table:table-cell table:style-name="ce8" office:value-type="string" calcext:value-type="string" table:number-columns-spanned="2" table:number-rows-spanned="1">
            <text:p>直交形式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極形式</text:p>
          </table:table-cell>
          <table:covered-table-cell table:style-name="ce1"/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t [秒]</text:p>
          </table:table-cell>
          <table:table-cell table:style-name="ce2" office:value-type="string" calcext:value-type="string">
            <text:p>ラベル</text:p>
          </table:table-cell>
          <table:table-cell table:style-name="ce2" office:value-type="string" calcext:value-type="string">
            <text:p>Re[Z]</text:p>
          </table:table-cell>
          <table:table-cell table:style-name="ce2" office:value-type="string" calcext:value-type="string">
            <text:p>Im[Z]</text:p>
          </table:table-cell>
          <table:table-cell table:style-name="ce2" office:value-type="string" calcext:value-type="string">
            <text:p>|z(t)|</text:p>
          </table:table-cell>
          <table:table-cell table:style-name="ce2" office:value-type="string" calcext:value-type="string">
            <text:p>∠z(t)</text:p>
          </table:table-cell>
          <table:table-cell table:style-name="ce2" office:value-type="string" calcext:value-type="string">
            <text:p>zの振幅</text:p>
          </table:table-cell>
          <table:table-cell table:style-name="ce2" office:value-type="string" calcext:value-type="string">
            <text:p>zの初期位相</text:p>
          </table:table-cell>
          <table:table-cell table:style-name="ce2" office:value-type="string" calcext:value-type="string">
            <text:p>zの角周波数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&quot;z(&quot;&amp;[.A3]&amp; &quot;)&quot;" office:value-type="string" office:string-value="z(0)" calcext:value-type="string">
            <text:p>z(0)</text:p>
          </table:table-cell>
          <table:table-cell table:style-name="ce9" table:formula="of:=[.E3]*COS([.F3])" office:value-type="float" office:value="0" calcext:value-type="float">
            <text:p>0</text:p>
          </table:table-cell>
          <table:table-cell table:style-name="ce9" table:formula="of:=[.E3]*SIN([.F3])" office:value-type="float" office:value="0" calcext:value-type="float">
            <text:p>0</text:p>
          </table:table-cell>
          <table:table-cell table:style-name="ce20" table:formula="of:=[.G3]" office:value-type="float" office:value="0" calcext:value-type="float">
            <text:p>0</text:p>
          </table:table-cell>
          <table:table-cell table:style-name="ce20" table:formula="of:=[.H3]+[.I3]*[.A3]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以下の囲みの中には何も記入しないこと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ラベル</text:p>
          </table:table-cell>
          <table:table-cell table:style-name="ce11" office:value-type="string" calcext:value-type="string">
            <text:p>Re[Z]</text:p>
          </table:table-cell>
          <table:table-cell table:style-name="ce16" office:value-type="string" calcext:value-type="string">
            <text:p>Im[Z]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5" table:formula="of:=[.B3]" office:value-type="string" office:string-value="z(0)" calcext:value-type="string">
            <text:p>z(0)</text:p>
          </table:table-cell>
          <table:table-cell table:style-name="ce12" table:formula="of:=[.C3]" office:value-type="float" office:value="0" calcext:value-type="float">
            <text:p>0</text:p>
          </table:table-cell>
          <table:table-cell table:style-name="ce17" table:formula="of:=[.D3]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C27]+[.B28]*COS([.F3]+[.B29])" office:value-type="float" office:value="-0.173205080756888" calcext:value-type="float">
            <text:p>-0.1732050808</text:p>
          </table:table-cell>
          <table:table-cell table:formula="of:=[.D27]+[.B28]*SIN([.F3]+[.B29])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formula="of:=PI()*5/6" office:value-type="float" office:value="2.61799387799149" calcext:value-type="float">
            <text:p>2.617993878</text:p>
          </table:table-cell>
          <table:table-cell table:formula="of:=[.C27]" office:value-type="float" office:value="0" calcext:value-type="float">
            <text:p>0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7"/>
          <table:table-cell table:style-name="ce15" table:formula="of:=[.C27]+[.B28]*COS([.F3]-[.B29])" office:value-type="float" office:value="-0.173205080756888" calcext:value-type="float">
            <text:p>-0.1732050808</text:p>
          </table:table-cell>
          <table:table-cell table:style-name="ce19" table:formula="of:=[.D27]+[.B28]*SIN([.F3]-[.B29])" office:value-type="float" office:value="-0.1" calcext:value-type="float">
            <text:p>-0.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 style:data-style-name="N2" text:time-value="12:33:54.22042147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04:56.181032446</meta:creation-date>
    <dc:date>2017-06-20T12:39:39.878915468</dc:date>
    <meta:editing-duration>PT1H20M59S</meta:editing-duration>
    <meta:editing-cycles>19</meta:editing-cycles>
    <meta:generator>LibreOffice/5.1.6.2$Linux_X86_64 LibreOffice_project/10m0$Build-2</meta:generator>
    <meta:document-statistic meta:table-count="1" meta:cell-count="72" meta:object-count="3"/>
  </office:meta>
</office:document-meta>
</file>

<file path=Basic/Standard/Timer.xml><?xml version="1.0" encoding="utf-8"?>
<!DOCTYPE module  PUBLIC '-//OpenOffice.org//DTD OfficeDocument 1.0//EN'  'module.dtd'>
<script:module xmlns:script="http://openoffice.org/2000/script" script:name="Timer" script:language="StarBasic">REM  *****  BASIC  *****

Dim moving As Boolean

Sub Main

Dim oSheet As Object
oSheet = ThisComponent.CurrentController.ActiveSheet

Dim i,b,s,e As Integer

if moving = true Then
   End
Endif

Clear

b = 14

moving = true
For i = 0 To 100
    if moving = true Then
       Dim t  As Double
       t = i/10
       oSheet.getCellRangeByName( "A3" ).value = t
       If  i Mod 10 = 0  Then
          oSheet.getCellRangeByName( "B"+(b+i/10) ).String = oSheet.getCellRangeByName( "B3" ).String
          oSheet.getCellRangeByName( "C"+(b+i/10) ).value = oSheet.getCellRangeByName( "C3" ).value
          oSheet.getCellRangeByName( "D"+(b+i/10) ).value = oSheet.getCellRangeByName( "D3" ).value
       End If
       wait 100
     Endif
Next
moving = false

End Sub


Sub Clear

if moving = true Then
   moving = false
   wait 500
Endif

Dim oSheet As Object
oSheet = ThisComponent.CurrentController.ActiveSheet

Dim i,b As Integer
b = 14
oSheet.getCellRangeByName( "A3" ).value = 0
For i=0 To 10
   oSheet.getCellRangeByName( "B"+(b+i) ).value = i
   oSheet.getCellRangeByName( "C"+(b+i) ).value = 100
   oSheet.getCellRangeByName( "D"+(b+i) ).value = 100
Next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m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963cm" svg:height="14.962cm" xlink:href=".." xlink:type="simple" chart:class="chart:scatter" chart:style-name="ch1">
        <chart:plot-area chart:style-name="ch2" table:cell-range-address="Sheet1.B13:Sheet1.D24 Sheet1.D12:Sheet1.D12 Sheet1.D26:Sheet1.D30" chart:data-source-has-labels="both" svg:x="0.339cm" svg:y="1.107cm" svg:width="15.195cm" svg:height="13.556cm">
          <chartooo:coordinate-region svg:x="0.485cm" svg:y="1.306cm" svg:width="14.956cm" svg:height="13.158cm"/>
          <chart:axis chart:dimension="x" chart:name="primary-x" chart:style-name="ch3" chartooo:axis-type="auto">
            <chart:categories table:cell-range-address="Sheet1.B13:Sheet1.B24"/>
          </chart:axis>
          <chart:axis chart:dimension="x" chart:name="secondary-x" chart:style-name="ch4">
            <chart:title svg:x="7.561cm" svg:y="0.3cm" chart:style-name="ch5">
              <text:p>虚軸</text:p>
            </chart:title>
          </chart:axis>
          <chart:axis chart:dimension="y" chart:name="primary-y" chart:style-name="ch3"/>
          <chart:axis chart:dimension="y" chart:name="secondary-y" chart:style-name="ch4">
            <chart:title svg:x="15.873cm" svg:y="7.631cm" chart:style-name="ch5">
              <text:p>実軸</text:p>
            </chart:title>
          </chart:axis>
          <chart:series chart:attached-axis="primary-y" chart:style-name="ch6" chart:values-cell-range-address="Sheet1.D13:Sheet1.D24" chart:label-cell-address="Sheet1.D12:Sheet1.D12" chart:class="chart:scatter">
            <chart:domain table:cell-range-address="Sheet1.C13:Sheet1.C24"/>
            <chart:data-point chart:repeated="12"/>
          </chart:series>
          <chart:series chart:attached-axis="primary-y" chart:style-name="ch7" chart:values-cell-range-address="Sheet1.D26:Sheet1.D30" chart:class="chart:scatter">
            <chart:domain table:cell-range-address="Sheet1.C26:Sheet1.C30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Im[Z]</text:p>
                <draw:g>
                  <svg:desc>Sheet1.D12:Sheet1.D12</svg:desc>
                </draw:g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z(0)</text:p>
                <draw:g>
                  <svg:desc>Sheet1.B13:Sheet1.B24</svg:desc>
                </draw:g>
              </table:table-cell>
              <table:table-cell office:value-type="float" office:value="0">
                <text:p>0</text:p>
                <draw:g>
                  <svg:desc>Sheet1.C13:Sheet1.C24</svg:desc>
                </draw:g>
              </table:table-cell>
              <table:table-cell office:value-type="float" office:value="0">
                <text:p>0</text:p>
                <draw:g>
                  <svg:desc>Sheet1.D13:Sheet1.D24</svg:desc>
                </draw:g>
              </table:table-cell>
              <table:table-cell office:value-type="float" office:value="0">
                <text:p>0</text:p>
                <draw:g>
                  <svg:desc>Sheet1.C26:Sheet1.C30</svg:desc>
                </draw:g>
              </table:table-cell>
              <table:table-cell office:value-type="float" office:value="0">
                <text:p>0</text:p>
                <draw:g>
                  <svg:desc>Sheet1.D26:Sheet1.D3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